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7.721cm" svg:y="0.1cm">
            <draw:object draw:notify-on-update-of-ranges="Hoja1.A1:Hoja1.A1 Hoja1.A2:Hoja1.A31 Hoja1.B1:Hoja1.B1 Hoja1.B2:Hoja1.B31 Hoja1.C1:Hoja1.C1 Hoja1.C2:Hoja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maño del vector</text:p>
          </table:table-cell>
          <table:table-cell office:value-type="string" calcext:value-type="string">
            <text:p>Ej2.1.1</text:p>
          </table:table-cell>
          <table:table-cell office:value-type="string" calcext:value-type="string">
            <text:p>Ej2.1.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66" calcext:value-type="float">
            <text:p>25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660" calcext:value-type="float">
            <text:p>76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769" calcext:value-type="float">
            <text:p>127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610" calcext:value-type="float">
            <text:p>186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626" calcext:value-type="float">
            <text:p>296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5208" calcext:value-type="float">
            <text:p>352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7198" calcext:value-type="float">
            <text:p>471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9406" calcext:value-type="float">
            <text:p>594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2592" calcext:value-type="float">
            <text:p>725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82530" calcext:value-type="float">
            <text:p>825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97928" calcext:value-type="float">
            <text:p>979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15846" calcext:value-type="float">
            <text:p>1158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30206" calcext:value-type="float">
            <text:p>1302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6348" calcext:value-type="float">
            <text:p>1563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6796" calcext:value-type="float">
            <text:p>16679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88837" calcext:value-type="float">
            <text:p>1888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05457" calcext:value-type="float">
            <text:p>20545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29738" calcext:value-type="float">
            <text:p>2297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45335" calcext:value-type="float">
            <text:p>2453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83581" calcext:value-type="float">
            <text:p>2835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09446" calcext:value-type="float">
            <text:p>3094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338629" calcext:value-type="float">
            <text:p>33862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61381" calcext:value-type="float">
            <text:p>3613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87385" calcext:value-type="float">
            <text:p>38738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423202" calcext:value-type="float">
            <text:p>42320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457376" calcext:value-type="float">
            <text:p>45737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483616" calcext:value-type="float">
            <text:p>4836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525896" calcext:value-type="float">
            <text:p>5258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38424" calcext:value-type="float">
            <text:p>538424</text:p>
          </table:table-cell>
          <table:table-cell office:value-type="float" office:value="116" calcext:value-type="float">
            <text:p>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2:47:09.551266726</meta:creation-date>
    <dc:date>2023-03-19T13:01:26.386488158</dc:date>
    <meta:editing-duration>PT3M36S</meta:editing-duration>
    <meta:editing-cycles>1</meta:editing-cycles>
    <meta:generator>LibreOffice/7.3.7.2$Linux_X86_64 LibreOffice_project/30$Build-2</meta:generator>
    <meta:document-statistic meta:table-count="1" meta:cell-count="9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952cm" style:legend-expansion="high" chart:style-name="ch2"/>
        <chart:plot-area chart:style-name="ch3" table:cell-range-address="Hoja1.A1:Hoja1.C31" chart:data-source-has-labels="both" svg:x="1.331cm" svg:y="0.18cm" svg:width="11.92cm" svg:height="7.659cm">
          <chart:coordinate-region svg:x="2.693cm" svg:y="0.379cm" svg:width="10.558cm" svg:height="6.275cm"/>
          <chart:axis chart:dimension="x" chart:name="primary-x" chart:style-name="ch4" chartooo:axis-type="auto">
            <chartooo:date-scale/>
            <chart:title svg:x="5.898cm" svg:y="8.019cm" chart:style-name="ch5">
              <text:p>Tamaño del vector</text:p>
            </chart:title>
            <chart:categories table:cell-range-address="Hoja1.A2:Hoja1.A31"/>
          </chart:axis>
          <chart:axis chart:dimension="y" chart:name="primary-y" chart:style-name="ch4">
            <chart:title svg:x="0.451cm" svg:y="5.865cm" chart:style-name="ch6">
              <text:p>Tiempo (microsegundos)</text:p>
            </chart:title>
            <chart:grid chart:style-name="ch7" chart:class="major"/>
          </chart:axis>
          <chart:series chart:style-name="ch8" chart:values-cell-range-address="Hoja1.B2:Hoja1.B31" chart:label-cell-address="Hoja1.B1:Hoja1.B1" chart:class="chart:line">
            <chart:data-point chart:repeated="30"/>
          </chart:series>
          <chart:series chart:style-name="ch9" chart:values-cell-range-address="Hoja1.C2:Hoja1.C31" chart:label-cell-address="Hoja1.C1:Hoja1.C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j2.1.1</text:p>
                <draw:g>
                  <svg:desc>Hoja1.B1:Hoja1.B1</svg:desc>
                </draw:g>
              </table:table-cell>
              <table:table-cell office:value-type="string">
                <text:p>Ej2.1.2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786">
                <text:p>786</text:p>
                <draw:g>
                  <svg:desc>Hoja1.B2:Hoja1.B31</svg:desc>
                </draw:g>
              </table:table-cell>
              <table:table-cell office:value-type="float" office:value="2">
                <text:p>2</text:p>
                <draw:g>
                  <svg:desc>Hoja1.C2:Hoja1.C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566">
                <text:p>25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7660">
                <text:p>76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769">
                <text:p>127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8610">
                <text:p>186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9626">
                <text:p>296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5208">
                <text:p>352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7198">
                <text:p>471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9406">
                <text:p>594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2592">
                <text:p>725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82530">
                <text:p>825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97928">
                <text:p>979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15846">
                <text:p>1158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30206">
                <text:p>1302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56348">
                <text:p>1563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6796">
                <text:p>1667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88837">
                <text:p>1888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05457">
                <text:p>2054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29738">
                <text:p>2297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45335">
                <text:p>2453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83581">
                <text:p>2835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09446">
                <text:p>3094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38629">
                <text:p>33862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61381">
                <text:p>3613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87385">
                <text:p>38738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23202">
                <text:p>4232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57376">
                <text:p>4573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83616">
                <text:p>4836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25896">
                <text:p>5258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38424">
                <text:p>538424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